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3cm"/>
    </style:style>
    <style:style style:name="co2" style:family="table-column">
      <style:table-column-properties fo:break-before="auto" style:column-width="2.09cm"/>
    </style:style>
    <style:style style:name="co3" style:family="table-column">
      <style:table-column-properties fo:break-before="auto" style:column-width="2.17cm"/>
    </style:style>
    <style:style style:name="co4" style:family="table-column">
      <style:table-column-properties fo:break-before="auto" style:column-width="1.72cm"/>
    </style:style>
    <style:style style:name="co5" style:family="table-column">
      <style:table-column-properties fo:break-before="auto" style:column-width="2.778cm"/>
    </style:style>
    <style:style style:name="co6" style:family="table-column">
      <style:table-column-properties fo:break-before="auto" style:column-width="5.53cm"/>
    </style:style>
    <style:style style:name="co7" style:family="table-column">
      <style:table-column-properties fo:break-before="auto" style:column-width="2.619cm"/>
    </style:style>
    <style:style style:name="co8" style:family="table-column">
      <style:table-column-properties fo:break-before="auto" style:column-width="4.1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8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ext-properties style:text-underline-style="none"/>
    </style:style>
    <style:style style:name="ce11" style:family="table-cell" style:parent-style-name="Default" style:data-style-name="N61"/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mpacto_concurrenci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number-columns-repeated="6"/>
          <table:table-cell>
            <draw:frame draw:z-index="0" draw:name="Chart 1" draw:style-name="gr1" svg:width="12.577cm" svg:height="6.526cm" svg:x="0.829cm" svg:y="0cm">
              <draw:object draw:notify-on-update-of-ranges="impacto_concurrencia.A4:impacto_concurrencia.A6 impacto_concurrencia.B3:impacto_concurrencia.B3 impacto_concurrencia.B4:impacto_concurrencia.B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mpacto concurrenci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instancias</text:p>
          </table:table-cell>
          <table:table-cell office:value-type="string" calcext:value-type="string">
            <text:p><text:s/>tiempo medio</text:p>
          </table:table-cell>
          <table:table-cell table:style-name="ce10" office:value-type="string" calcext:value-type="string">
            <text:p>tiempo mínimo</text:p>
          </table:table-cell>
          <table:table-cell office:value-type="string" calcext:value-type="string">
            <text:p>tiempo máxim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 (baseline)</text:p>
          </table:table-cell>
          <table:table-cell office:value-type="float" office:value="7.45" calcext:value-type="float">
            <text:p>7,45</text:p>
          </table:table-cell>
          <table:table-cell office:value-type="float" office:value="7.43" calcext:value-type="float">
            <text:p>7,43</text:p>
          </table:table-cell>
          <table:table-cell office:value-type="float" office:value="7.48" calcext:value-type="float">
            <text:p>7,4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(NTHREADS/2) +1 </text:p>
          </table:table-cell>
          <table:table-cell office:value-type="float" office:value="9.9" calcext:value-type="float">
            <text:p>9,9</text:p>
          </table:table-cell>
          <table:table-cell office:value-type="float" office:value="9.21" calcext:value-type="float">
            <text:p>9,21</text:p>
          </table:table-cell>
          <table:table-cell office:value-type="float" office:value="11.56" calcext:value-type="float">
            <text:p>11,5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THREADS+2</text:p>
          </table:table-cell>
          <table:table-cell office:value-type="float" office:value="15.77" calcext:value-type="float">
            <text:p>15,77</text:p>
          </table:table-cell>
          <table:table-cell office:value-type="float" office:value="15.01" calcext:value-type="float">
            <text:p>15,01</text:p>
          </table:table-cell>
          <table:table-cell office:value-type="float" office:value="16.17" calcext:value-type="float">
            <text:p>16,17</text:p>
          </table:table-cell>
          <table:table-cell table:number-columns-repeated="102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3" office:value-type="string" calcext:value-type="string">
            <text:p>Ejecución</text:p>
          </table:table-cell>
          <table:table-cell table:style-name="ce3" office:value-type="string" calcext:value-type="string">
            <text:p>Fallos p</text:p>
          </table:table-cell>
          <table:table-cell table:style-name="ce3" office:value-type="string" calcext:value-type="string">
            <text:p>Minimo tiempo acceso</text:p>
          </table:table-cell>
          <table:table-cell table:style-name="ce3" office:value-type="string" calcext:value-type="string">
            <text:p>Máximo tiempo acces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J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40953854" calcext:value-type="float">
            <text:p>64409538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j2</text:p>
          </table:table-cell>
          <table:table-cell office:value-type="float" office:value="0" calcext:value-type="float">
            <text:p>0</text:p>
          </table:table-cell>
          <table:table-cell office:value-type="float" office:value="3228021546" calcext:value-type="float">
            <text:p>3228021546</text:p>
          </table:table-cell>
          <table:table-cell office:value-type="float" office:value="6413961532" calcext:value-type="float">
            <text:p>6413961532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3" office:value-type="string" calcext:value-type="string">
            <text:p>Ejecución</text:p>
          </table:table-cell>
          <table:table-cell table:style-name="ce3" office:value-type="string" calcext:value-type="string">
            <text:p>Suma Fallos 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j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j4</text:p>
          </table:table-cell>
          <table:table-cell table:number-columns-repeated="3"/>
          <table:table-cell table:style-name="ce11"/>
          <table:table-cell table:number-columns-repeated="1019"/>
        </table:table-row>
        <table:table-row table:style-name="ro1">
          <table:table-cell table:style-name="ce2" office:value-type="string" calcext:value-type="string">
            <text:p>Ej5</text:p>
          </table:table-cell>
          <table:table-cell table:number-columns-repeated="1023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acto_afinidad" table:style-name="ta1">
        <table:table-column table:style-name="co5" table:default-cell-style-name="ce1"/>
        <table:table-column table:style-name="co4" table:number-columns-repeated="1023" table:default-cell-style-name="ce1"/>
        <table:table-row table:style-name="ro1">
          <table:table-cell table:style-name="ce3" office:value-type="string" calcext:value-type="string">
            <text:p>impacto afinidad</text:p>
          </table:table-cell>
          <table:table-cell table:number-columns-repeated="4"/>
          <table:table-cell>
            <draw:frame draw:z-index="0" draw:name="Chart 1" draw:style-name="gr1" svg:width="12.7cm" svg:height="7.62cm" svg:x="0.141cm" svg:y="0.106cm">
              <draw:object draw:notify-on-update-of-ranges="impacto_afinidad.A3:impacto_afinidad.A5 impacto_afinidad.B2:impacto_afinidad.B2 impacto_afinidad.B3:impacto_afinidad.B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nstancias</text:p>
          </table:table-cell>
          <table:table-cell office:value-type="string" calcext:value-type="string">
            <text:p><text:s/>tiempo medi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 (baseline)</text:p>
          </table:table-cell>
          <table:table-cell office:value-type="float" office:value="7.75" calcext:value-type="float">
            <text:p>7,7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+1 (sin compartir)</text:p>
          </table:table-cell>
          <table:table-cell table:style-name="Default" office:value-type="float" office:value="10.765" calcext:value-type="float">
            <text:p>10,76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+1 (compartiendo)</text:p>
          </table:table-cell>
          <table:table-cell office:value-type="float" office:value="14.655" calcext:value-type="float">
            <text:p>14,655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teccion_grupos" table:style-name="ta1">
        <table:table-column table:style-name="co6" table:default-cell-style-name="ce1"/>
        <table:table-column table:style-name="co4" table:number-columns-repeated="1023" table:default-cell-style-name="ce1"/>
        <table:table-row table:style-name="ro1">
          <table:table-cell table:style-name="ce3" office:value-type="string" calcext:value-type="string">
            <text:p>detección grupos</text:p>
          </table:table-cell>
          <table:table-cell table:number-columns-repeated="2"/>
          <table:table-cell>
            <draw:frame draw:z-index="0" draw:name="Chart 1" draw:style-name="gr1" svg:width="12.7cm" svg:height="7.62cm" svg:x="0cm" svg:y="0cm">
              <draw:object draw:notify-on-update-of-ranges="deteccion_grupos.A3:deteccion_grupos.A6 deteccion_grupos.B2:deteccion_grupos.B2 deteccion_grupos.B3:deteccion_grupos.B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stancias</text:p>
          </table:table-cell>
          <table:table-cell office:value-type="string" calcext:value-type="string">
            <text:p><text:s/>tiempo medi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 (baseline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istinto usuario y distinto termina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ismo usuario y distinto termina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istinto usuario mismo terminal</text:p>
          </table:table-cell>
          <table:table-cell table:number-columns-repeated="102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acto_prioridad" table:style-name="ta1"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021" table:default-cell-style-name="ce1"/>
        <table:table-row table:style-name="ro1">
          <table:table-cell table:style-name="ce3" office:value-type="string" calcext:value-type="string">
            <text:p>impacto priorida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nstancias</text:p>
          </table:table-cell>
          <table:table-cell office:value-type="string" calcext:value-type="string">
            <text:p><text:s/>tiempo medio FIB</text:p>
          </table:table-cell>
          <table:table-cell office:value-type="string" calcext:value-type="string">
            <text:p>tiempo medio BAJA_PRIO_FIB</text:p>
          </table:table-cell>
          <table:table-cell>
            <draw:frame draw:z-index="0" draw:name="Chart 1" draw:style-name="gr1" svg:width="12.7cm" svg:height="7.62cm" svg:x="2.187cm" svg:y="0.3cm">
              <draw:object draw:notify-on-update-of-ranges="impacto_prioridad.A3:impacto_prioridad.A5 impacto_prioridad.B2:impacto_prioridad.B2 impacto_prioridad.B3:impacto_prioridad.B5 impacto_prioridad.C2:impacto_prioridad.C2 impacto_prioridad.C3:impacto_prioridad.C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 (baseline)</text:p>
          </table:table-cell>
          <table:table-cell office:value-type="float" office:value="7.45" calcext:value-type="float">
            <text:p>7,45</text:p>
          </table:table-cell>
          <table:table-cell office:value-type="float" office:value="7.8" calcext:value-type="float">
            <text:p>7,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 y 1 </text:p>
          </table:table-cell>
          <table:table-cell office:value-type="float" office:value="7.796" calcext:value-type="float">
            <text:p>7,796</text:p>
          </table:table-cell>
          <table:table-cell office:value-type="float" office:value="7.816" calcext:value-type="float">
            <text:p>7,81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 y NTHREADS+2</text:p>
          </table:table-cell>
          <table:table-cell office:value-type="float" office:value="12.83" calcext:value-type="float">
            <text:p>12,83</text:p>
          </table:table-cell>
          <table:table-cell office:value-type="float" office:value="16.76714" calcext:value-type="float">
            <text:p>16,76714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Microsoft Office User</meta:initial-creator>
    <meta:creation-date>2019-02-20T15:47:33Z</meta:creation-date>
    <dc:date>2022-11-18T13:24:04.984657757</dc:date>
    <meta:editing-duration>PT1H3M12S</meta:editing-duration>
    <meta:editing-cycles>14</meta:editing-cycles>
    <meta:document-statistic meta:table-count="4" meta:cell-count="65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577cm" svg:height="6.526cm" xlink:href=".." xlink:type="simple" chart:class="chart:bar" chart:style-name="ch1">
        <chart:title svg:x="3.474cm" svg:y="0.265cm" chart:style-name="ch2">
          <text:p>impacto concurrencia</text:p>
        </chart:title>
        <chart:plot-area chart:style-name="ch3" table:cell-range-address="impacto_concurrencia.A3:impacto_concurrencia.B6" chart:data-source-has-labels="both" svg:x="1.311cm" svg:y="1.274cm" svg:width="11.015cm" svg:height="5.122cm">
          <chart:coordinate-region svg:x="1.835cm" svg:y="1.46cm" svg:width="10.491cm" svg:height="4.316cm"/>
          <chart:axis chart:dimension="x" chart:name="primary-x" chart:style-name="ch4" chartooo:axis-type="text">
            <chart:categories table:cell-range-address="impacto_concurrencia.A4:impacto_concurrencia.A6"/>
          </chart:axis>
          <chart:axis chart:dimension="y" chart:name="primary-y" chart:style-name="ch5">
            <chart:title svg:x="0.451cm" svg:y="5.103cm" chart:style-name="ch6">
              <text:p>tiempo medio</text:p>
            </chart:title>
            <chart:grid chart:style-name="ch7" chart:class="major"/>
          </chart:axis>
          <chart:series chart:style-name="ch8" chart:values-cell-range-address="impacto_concurrencia.B4:impacto_concurrencia.B6" chart:label-cell-address="impacto_concurrencia.B3:impacto_concurrencia.B3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empo medio</text:p>
                <draw:g>
                  <svg:desc>impacto_concurrencia.B3:impacto_concurrencia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baseline)</text:p>
                <draw:g>
                  <svg:desc>impacto_concurrencia.A4:impacto_concurrencia.A6</svg:desc>
                </draw:g>
              </table:table-cell>
              <table:table-cell office:value-type="float" office:value="7.45">
                <text:p>7.45</text:p>
                <draw:g>
                  <svg:desc>impacto_concurrencia.B4:impacto_concurrencia.B6</svg:desc>
                </draw:g>
              </table:table-cell>
            </table:table-row>
            <table:table-row>
              <table:table-cell office:value-type="string">
                <text:p>(NTHREADS/2) +1 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NTHREADS+2</text:p>
              </table:table-cell>
              <table:table-cell office:value-type="float" office:value="15.77">
                <text:p>15.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tru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bar" chart:style-name="ch1">
        <chart:title svg:x="4.144cm" svg:y="0.287cm" chart:style-name="ch2">
          <text:p>impacto afinidad</text:p>
        </chart:title>
        <chart:plot-area chart:style-name="ch3" table:cell-range-address="impacto_afinidad.A2:impacto_afinidad.B5" chart:data-source-has-labels="both" svg:x="1.314cm" svg:y="1.318cm" svg:width="11.132cm" svg:height="6.15cm">
          <chart:coordinate-region svg:x="1.838cm" svg:y="1.504cm" svg:width="10.608cm" svg:height="5.344cm"/>
          <chart:axis chart:dimension="x" chart:name="primary-x" chart:style-name="ch4" chartooo:axis-type="text">
            <chart:categories table:cell-range-address="impacto_afinidad.A3:impacto_afinidad.A5"/>
          </chart:axis>
          <chart:axis chart:dimension="y" chart:name="primary-y" chart:style-name="ch5">
            <chart:title svg:x="0.451cm" svg:y="5.661cm" chart:style-name="ch6">
              <text:p>tiempo medio</text:p>
            </chart:title>
            <chart:grid chart:style-name="ch7" chart:class="major"/>
          </chart:axis>
          <chart:series chart:style-name="ch8" chart:values-cell-range-address="impacto_afinidad.B3:impacto_afinidad.B5" chart:label-cell-address="impacto_afinidad.B2:impacto_afinidad.B2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empo medio</text:p>
                <draw:g>
                  <svg:desc>impacto_afinidad.B2:impacto_afinidad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baseline)</text:p>
                <draw:g>
                  <svg:desc>impacto_afinidad.A3:impacto_afinidad.A5</svg:desc>
                </draw:g>
              </table:table-cell>
              <table:table-cell office:value-type="float" office:value="7.75">
                <text:p>7.75</text:p>
                <draw:g>
                  <svg:desc>impacto_afinidad.B3:impacto_afinidad.B5</svg:desc>
                </draw:g>
              </table:table-cell>
            </table:table-row>
            <table:table-row>
              <table:table-cell office:value-type="string">
                <text:p>1+1 (sin compartir)</text:p>
              </table:table-cell>
              <table:table-cell office:value-type="float" office:value="10.765">
                <text:p>10.765</text:p>
              </table:table-cell>
            </table:table-row>
            <table:table-row>
              <table:table-cell office:value-type="string">
                <text:p>1+1 (compartiendo)</text:p>
              </table:table-cell>
              <table:table-cell office:value-type="float" office:value="14.655">
                <text:p>14.6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tru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bar" chart:style-name="ch1">
        <chart:title svg:x="4.091cm" svg:y="0.287cm" chart:style-name="ch2">
          <text:p>detección grupos</text:p>
        </chart:title>
        <chart:plot-area chart:style-name="ch3" table:cell-range-address="deteccion_grupos.A2:deteccion_grupos.B6" chart:data-source-has-labels="both" svg:x="1.314cm" svg:y="1.318cm" svg:width="11.132cm" svg:height="6.15cm">
          <chart:coordinate-region svg:x="1.838cm" svg:y="1.318cm" svg:width="10.608cm" svg:height="2.05cm"/>
          <chart:axis chart:dimension="x" chart:name="primary-x" chart:style-name="ch4" chartooo:axis-type="text">
            <chart:categories table:cell-range-address="deteccion_grupos.A3:deteccion_grupos.A6"/>
          </chart:axis>
          <chart:axis chart:dimension="y" chart:name="primary-y" chart:style-name="ch5">
            <chart:title svg:x="0.451cm" svg:y="5.661cm" chart:style-name="ch6">
              <text:p>tiempo medio</text:p>
            </chart:title>
            <chart:grid chart:style-name="ch7" chart:class="major"/>
          </chart:axis>
          <chart:series chart:style-name="ch8" chart:values-cell-range-address="deteccion_grupos.B3:deteccion_grupos.B6" chart:label-cell-address="deteccion_grupos.B2:deteccion_grupos.B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empo medio</text:p>
                <draw:g>
                  <svg:desc>deteccion_grupos.B2:deteccion_grupos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baseline)</text:p>
                <draw:g>
                  <svg:desc>deteccion_grupos.A3:deteccion_grupos.A6</svg:desc>
                </draw:g>
              </table:table-cell>
              <table:table-cell office:value-type="float" office:value="NaN">
                <text:p>NaN</text:p>
                <draw:g>
                  <svg:desc>deteccion_grupos.B3:deteccion_grupos.B6</svg:desc>
                </draw:g>
              </table:table-cell>
            </table:table-row>
            <table:table-row>
              <table:table-cell office:value-type="string">
                <text:p>distinto usuario y distinto termina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smo usuario y distinto termina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tinto usuario mismo terminal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tru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ed7d31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bar" chart:style-name="ch1">
        <chart:title svg:x="4.025cm" svg:y="0.287cm" chart:style-name="ch2">
          <text:p>impacto prioridad</text:p>
        </chart:title>
        <chart:legend chart:legend-position="bottom" svg:x="2.092cm" svg:y="7.048cm" style:legend-expansion="wide" chart:style-name="ch3"/>
        <chart:plot-area chart:style-name="ch4" table:cell-range-address="impacto_prioridad.A2:impacto_prioridad.C5" chart:data-source-has-labels="both" svg:x="0.254cm" svg:y="1.318cm" svg:width="12.192cm" svg:height="5.394cm">
          <chart:coordinate-region svg:x="0.778cm" svg:y="1.504cm" svg:width="11.668cm" svg:height="4.588cm"/>
          <chart:axis chart:dimension="x" chart:name="primary-x" chart:style-name="ch5" chartooo:axis-type="text">
            <chart:categories table:cell-range-address="impacto_prioridad.A3:impacto_prioridad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mpacto_prioridad.B3:impacto_prioridad.B5" chart:label-cell-address="impacto_prioridad.B2:impacto_prioridad.B2" chart:class="chart:bar">
            <chart:data-point chart:repeated="3"/>
          </chart:series>
          <chart:series chart:style-name="ch9" chart:values-cell-range-address="impacto_prioridad.C3:impacto_prioridad.C5" chart:label-cell-address="impacto_prioridad.C2:impacto_prioridad.C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empo medio FIB</text:p>
                <draw:g>
                  <svg:desc>impacto_prioridad.B2:impacto_prioridad.B2</svg:desc>
                </draw:g>
              </table:table-cell>
              <table:table-cell office:value-type="string">
                <text:p>tiempo medio BAJA_PRIO_FIB</text:p>
                <draw:g>
                  <svg:desc>impacto_prioridad.C2:impacto_prioridad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baseline)</text:p>
                <draw:g>
                  <svg:desc>impacto_prioridad.A3:impacto_prioridad.A5</svg:desc>
                </draw:g>
              </table:table-cell>
              <table:table-cell office:value-type="float" office:value="7.45">
                <text:p>7.45</text:p>
                <draw:g>
                  <svg:desc>impacto_prioridad.B3:impacto_prioridad.B5</svg:desc>
                </draw:g>
              </table:table-cell>
              <table:table-cell office:value-type="float" office:value="7.8">
                <text:p>7.8</text:p>
                <draw:g>
                  <svg:desc>impacto_prioridad.C3:impacto_prioridad.C5</svg:desc>
                </draw:g>
              </table:table-cell>
            </table:table-row>
            <table:table-row>
              <table:table-cell office:value-type="string">
                <text:p>1 y 1 </text:p>
              </table:table-cell>
              <table:table-cell office:value-type="float" office:value="7.796">
                <text:p>7.796</text:p>
              </table:table-cell>
              <table:table-cell office:value-type="float" office:value="7.816">
                <text:p>7.816</text:p>
              </table:table-cell>
            </table:table-row>
            <table:table-row>
              <table:table-cell office:value-type="string">
                <text:p>1 y NTHREADS+2</text:p>
              </table:table-cell>
              <table:table-cell office:value-type="float" office:value="12.83">
                <text:p>12.83</text:p>
              </table:table-cell>
              <table:table-cell office:value-type="float" office:value="16.76714">
                <text:p>16.767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